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4">
            <text:p>0803 <text:s/>103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4">
            <text:p>0803 <text:s/>103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5">
            <text:p>0803 <text:s/>103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5">
            <text:p>0803 <text:s/>103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5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5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5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5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6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6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6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6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6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6">
            <text:p>0803 <text:s/>10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6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7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7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7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7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7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7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7">
            <text:p>0803 <text:s/>10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8">
            <text:p>0803 <text:s/>10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8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8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8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8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8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8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8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8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9">
            <text:p>0803 <text:s/>103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9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9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9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9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19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">
            <text:p>0803 <text:s/>10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">
            <text:p>0803 <text:s/>10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1">
            <text:p>0803 <text:s/>10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1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1">
            <text:p>0803 <text:s/>10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1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1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1">
            <text:p>0803 <text:s/>10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1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2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2">
            <text:p>0803 <text:s/>10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2">
            <text:p>0803 <text:s/>10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2">
            <text:p>0803 <text:s/>10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2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2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2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2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3">
            <text:p>0803 <text:s/>10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3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3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3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3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3">
            <text:p>0803 <text:s/>103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3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4">
            <text:p>0803 <text:s/>10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4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4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4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4">
            <text:p>0803 <text:s/>10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4">
            <text:p>0803 <text:s/>103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4">
            <text:p>0803 <text:s/>103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4">
            <text:p>0803 <text:s/>103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5">
            <text:p>0803 <text:s/>10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5">
            <text:p>0803 <text:s/>103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5">
            <text:p>0803 <text:s/>10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5">
            <text:p>0803 <text:s/>103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6">
            <text:p>0803 <text:s/>103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6">
            <text:p>0803 <text:s/>10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6">
            <text:p>0803 <text:s/>103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6">
            <text:p>0803 <text:s/>103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3">
            <text:p>9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90])+1" office:value-type="float" office:value="90">
            <text:p>90</text:p>
          </table:table-cell>
          <table:table-cell table:style-name="ce7" table:formula="of:=NOW()" office:value-type="date" office:date-value="2021-08-03T10:30:44.27">
            <text:p>0803 <text:s/>103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03T10:30:44.27">
            <text:p>2021/8/3 10:3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3T10:30:44.27">
            <text:p>0803 <text:s/>1030</text:p>
          </table:table-cell>
          <table:table-cell table:style-name="ce7" table:formula="of:=NOW()" office:value-type="date" office:date-value="2021-08-03T10:30:44.27">
            <text:p>0803 <text:s/>103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03T10:30:44.27">
            <text:p>0803 <text:s/>103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4">
            <text:p>0803 <text:s/>103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4">
            <text:p>0803 <text:s/>10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4">
            <text:p>0803 <text:s/>10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4">
            <text:p>0803 <text:s/>103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5">
            <text:p>0803 <text:s/>103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5">
            <text:p>0803 <text:s/>103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5">
            <text:p>0803 <text:s/>103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5">
            <text:p>0803 <text:s/>103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5">
            <text:p>0803 <text:s/>103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4.35">
            <text:p>0803 <text:s/>10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0.93">
            <text:p>0803 <text:s/>103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0.93">
            <text:p>0803 <text:s/>10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">
            <text:p>13</text:p>
          </table:table-cell>
          <table:table-cell table:style-name="ce3"/>
          <table:table-cell table:style-name="ce6"/>
          <table:table-cell table:style-name="ce9"/>
          <table:table-cell table:style-name="ce19" table:number-columns-spanned="3" table:number-rows-spanned="1"/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0.93">
            <text:p>0803 <text:s/>10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">
            <text:p>1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0.93">
            <text:p>0803 <text:s/>10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">
            <text:p>1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0.93">
            <text:p>0803 <text:s/>10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3T10:30:40.93">
            <text:p>0803 <text:s/>1030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3T10:30:40.93">
            <text:p>0803 <text:s/>103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03T10:30:44.36">
            <text:p>0803 <text:s/>1030</text:p>
          </table:table-cell>
          <table:table-cell table:style-name="ce7" table:formula="of:=NOW()" office:value-type="date" office:date-value="2021-08-03T10:30:44.36">
            <text:p>0803 <text:s/>103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03T10:30:44.36">
            <text:p>0803 <text:s/>103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2021/08/03</text:date>, <text:time>10:30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03T10:30:43.86</dc:date>
    <dc:creator>iwabuchi ken</dc:creator>
    <meta:editing-duration>P5DT9H51M51S</meta:editing-duration>
    <meta:editing-cycles>833</meta:editing-cycles>
    <meta:generator>OpenOffice/4.1.3$Win32 OpenOffice.org_project/413m1$Build-9783</meta:generator>
    <meta:document-statistic meta:table-count="2" meta:cell-count="738" meta:object-count="0"/>
  </office:meta>
</office:document-meta>
</file>